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56b58" officeooo:paragraph-rsid="00156b58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</text:p>
      <text:p text:style-name="P2">BORNHACK</text:p>
      <text:p text:style-name="P3">ORGANISERS</text:p>
      <text:p text:style-name="P3">ONLY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2T08:17:09.578000000</dc:date>
    <meta:editing-duration>PT18M23S</meta:editing-duration>
    <meta:editing-cycles>9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4" meta:word-count="10" meta:character-count="85" meta:non-whitespace-character-count="77"/>
  </office:meta>
</office:document-meta>
</file>